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.h&gt;</text:p>
      <text:p text:style-name="Standard">#include &lt;stdlib.h&gt;</text:p>
      <text:p text:style-name="Standard">#include &lt;Pixy2.h&gt;</text:p>
      <text:p text:style-name="Standard"/>
      <text:p text:style-name="Standard"/>
      <text:p text:style-name="Standard">using namespace std;</text:p>
      <text:p text:style-name="Standard"/>
      <text:p text:style-name="Standard">Pixy2BBB pixy;</text:p>
      <text:p text:style-name="Standard"/>
      <text:p text:style-name="Standard"/>
      <text:p text:style-name="Standard">int signature = 0;</text:p>
      <text:p text:style-name="Standard">int x = 0; <text:s text:c="21"/>//positon x axis</text:p>
      <text:p text:style-name="Standard">int y = 0; <text:s text:c="21"/>//position y axis</text:p>
      <text:p text:style-name="Standard">unsigned int width = 0; <text:s text:c="8"/>//object's width</text:p>
      <text:p text:style-name="Standard">unsigned int height = 0; <text:s text:c="7"/>//object's height</text:p>
      <text:p text:style-name="Standard">unsigned int area = 0;<text:tab/><text:tab/>//object's area</text:p>
      <text:p text:style-name="Standard">unsigned int newarea = 0;<text:tab/>//object's newarea</text:p>
      <text:p text:style-name="Standard">int Xmin = 70; <text:s text:c="17"/>//min x position</text:p>
      <text:p text:style-name="Standard">int Xmax = 319;<text:tab/><text:tab/><text:tab/>//max x position</text:p>
      <text:p text:style-name="Standard">int maxArea = 0;<text:tab/><text:tab/>//max area</text:p>
      <text:p text:style-name="Standard">int minArea = 0;<text:tab/><text:tab/>//min area</text:p>
      <text:p text:style-name="Standard">static int i = 0;</text:p>
      <text:p text:style-name="Standard"/>
      <text:p text:style-name="Standard"/>
      <text:p text:style-name="Standard"/>
      <text:p text:style-name="Standard">void loop()</text:p>
      <text:p text:style-name="Standard">{ </text:p>
      <text:p text:style-name="Standard"><text:s text:c="2"/>while(millis()&lt;5000)</text:p>
      <text:p text:style-name="Standard"><text:s text:c="2"/>{</text:p>
      <text:p text:style-name="Standard"><text:s text:c="4"/>main();</text:p>
      <text:p text:style-name="Standard"><text:s text:c="4"/>area = width * height; //calculate the object area </text:p>
      <text:p text:style-name="Standard"><text:s text:c="4"/>maxArea = area + 1000;</text:p>
      <text:p text:style-name="Standard"><text:s text:c="4"/>minArea = area - 1000;</text:p>
      <text:p text:style-name="Standard"><text:s text:c="2"/>} </text:p>
      <text:p text:style-name="Standard"/>
      <text:p text:style-name="Standard"><text:s text:c="2"/>if(signature &gt; 0 &amp;&amp; signature &lt;= 7)//looking for signature objects from 0 to 7</text:p>
      <text:p text:style-name="Standard"><text:s text:c="2"/>{</text:p>
      <text:p text:style-name="Standard"><text:s text:c="4"/>newarea = width * height; //calculate the object area</text:p>
      <text:p text:style-name="Standard"><text:s text:c="4"/></text:p>
      <text:p text:style-name="Standard"><text:s text:c="6"/>if (x &lt; Xmin)//turn left if x position &lt; max x position</text:p>
      <text:p text:style-name="Standard"><text:s text:c="6"/>{ <text:s text:c="4"/></text:p>
      <text:p text:style-name="Standard"><text:s text:c="6"/>Left();</text:p>
      <text:p text:style-name="Standard"><text:s text:c="6"/>}</text:p>
      <text:p text:style-name="Standard"><text:s text:c="6"/>else if (x &gt; Xmax) //turn right if x position &gt; max x position</text:p>
      <text:p text:style-name="Standard"><text:s text:c="6"/>{</text:p>
      <text:p text:style-name="Standard"><text:s text:c="6"/>Right();</text:p>
      <text:p text:style-name="Standard"><text:s text:c="6"/>}</text:p>
      <text:p text:style-name="Standard"><text:s text:c="6"/>else if(newarea &lt; minArea)//go forward if object too small</text:p>
      <text:p text:style-name="Standard"><text:s text:c="6"/>{</text:p>
      <text:p text:style-name="Standard"><text:soft-page-break/><text:s text:c="6"/>Forward();</text:p>
      <text:p text:style-name="Standard"><text:s text:c="6"/>}</text:p>
      <text:p text:style-name="Standard"><text:s text:c="6"/>else if(newarea &gt; maxArea)//go backward if object too big</text:p>
      <text:p text:style-name="Standard"><text:s text:c="6"/>{</text:p>
      <text:p text:style-name="Standard"><text:s text:c="6"/>Backward(); 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8"/>Stop();</text:p>
      <text:p text:style-name="Standard"><text:s text:c="6"/>} </text:p>
      <text:p text:style-name="Standard"><text:s text:c="3"/>}</text:p>
      <text:p text:style-name="Standard"><text:s text:c="2"/></text:p>
      <text:p text:style-name="Standard">}</text:p>
      <text:p text:style-name="Standard"/>
      <text:p text:style-name="Standard"/>
      <text:p text:style-name="Standard">void main()</text:p>
      <text:p text:style-name="Standard"><text:s text:c="2"/>{</text:p>
      <text:p text:style-name="Standard"><text:s text:c="2"/>uint16_t blocks;</text:p>
      <text:p text:style-name="Standard"><text:s text:c="2"/>blocks = pixy.ccc.getBlocks(); <text:s/>//receive data from pixy </text:p>
      <text:p text:style-name="Standard"><text:s text:c="2"/>signature = pixy.ccc.blocks[i].signature; <text:s text:c="3"/>//get object's signature</text:p>
      <text:p text:style-name="Standard"><text:s text:c="2"/>x = pixy.ccc.blocks[i].x; <text:s text:c="19"/>//get x position</text:p>
      <text:p text:style-name="Standard"><text:s text:c="2"/>y = pixy.ccc.blocks[i].y; <text:s text:c="19"/>//get y position</text:p>
      <text:p text:style-name="Standard"><text:s text:c="2"/>width = pixy.ccc.blocks[i].width; <text:s text:c="11"/>//get width</text:p>
      <text:p text:style-name="Standard"><text:s text:c="2"/>height = pixy.ccc.blocks[i].height; <text:s text:c="9"/>//get height</text:p>
      <text:p text:style-name="Standard"/>
      <text:p text:style-name="Standard"><text:s text:c="2"/>}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9:19:01.238399078</meta:creation-date>
    <dc:date>2019-08-23T19:19:29.796878660</dc:date>
    <meta:editing-duration>PT33S</meta:editing-duration>
    <meta:editing-cycles>1</meta:editing-cycles>
    <meta:document-statistic meta:table-count="0" meta:image-count="0" meta:object-count="0" meta:page-count="2" meta:paragraph-count="63" meta:word-count="241" meta:character-count="1681" meta:non-whitespace-character-count="1168"/>
    <meta:generator>LibreOffice/6.0.7.3$Linux_X86_64 LibreOffice_project/00m0$Build-3</meta:generator>
  </office:meta>
</office:document-meta>
</file>